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0" style:family="table-cell" style:parent-style-name="Default">
      <style:table-cell-properties fo:background-color="#ed1c24" fo:border="0.06pt solid #000000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4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4c4c4c" style:font-name="Ubuntu" fo:font-size="6.40000009536743pt" style:text-scale="100%" style:text-position="0% 100%" style:letter-kerning="true" fo:letter-spacing="normal" style:font-name-asian="Ubuntu" style:font-name-complex="Ubuntu" style:font-size-asian="6.40000009536743pt" style:font-size-complex="6.40000009536743pt"/>
    </style:style>
    <style:style style:name="T3" style:family="text">
      <style:text-properties fo:color="#3c3c3c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Emcraft Test 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8"/>
        <table:table-column table:style-name="co4" table:default-cell-style-name="ce8"/>
        <table:table-column table:style-name="co5" table:default-cell-style-name="ce1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number-columns-repeated="2"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oot_ubifs_mount()</text:p>
          </table:table-cell>
          <table:table-cell table:style-name="ce6" office:value-type="float" office:value="214.2" calcext:value-type="float">
            <text:p>214.2</text:p>
          </table:table-cell>
          <table:table-cell table:style-name="ce5" office:value-type="float" office:value="747.92" calcext:value-type="float">
            <text:p>747.9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Creation of Directory and Files: Per iteration:</text:p>
            <text:p>- 1 call to ubifs_mkdir</text:p>
            <text:p>- 10 calls to ubifs_write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office:value-type="float" office:value="747.92" calcext:value-type="float">
            <text:p>747.92</text:p>
          </table:table-cell>
          <table:table-cell office:value-type="float" office:value="765.59" calcext:value-type="float">
            <text:p>765.59</text:p>
          </table:table-cell>
          <table:table-cell table:formula="of:=[.E10]-[.D10]" office:value-type="float" office:value="17.6700000000001" calcext:value-type="float">
            <text:p>17.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0]" office:value-type="float" office:value="765.59" calcext:value-type="float">
            <text:p>765.59</text:p>
          </table:table-cell>
          <table:table-cell office:value-type="float" office:value="782.88" calcext:value-type="float">
            <text:p>782.88</text:p>
          </table:table-cell>
          <table:table-cell table:formula="of:=[.E11]-[.D11]" office:value-type="float" office:value="17.29" calcext:value-type="float">
            <text:p>17.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1]" office:value-type="float" office:value="782.88" calcext:value-type="float">
            <text:p>782.88</text:p>
          </table:table-cell>
          <table:table-cell office:value-type="float" office:value="799.7" calcext:value-type="float">
            <text:p>799.7</text:p>
          </table:table-cell>
          <table:table-cell table:formula="of:=[.E12]-[.D12]" office:value-type="float" office:value="16.8200000000001" calcext:value-type="float">
            <text:p>16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2]" office:value-type="float" office:value="799.7" calcext:value-type="float">
            <text:p>799.7</text:p>
          </table:table-cell>
          <table:table-cell office:value-type="float" office:value="817.25" calcext:value-type="float">
            <text:p>817.25</text:p>
          </table:table-cell>
          <table:table-cell table:formula="of:=[.E13]-[.D13]" office:value-type="float" office:value="17.55" calcext:value-type="float">
            <text:p>17.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3]" office:value-type="float" office:value="817.25" calcext:value-type="float">
            <text:p>817.25</text:p>
          </table:table-cell>
          <table:table-cell office:value-type="float" office:value="834.31" calcext:value-type="float">
            <text:p>834.31</text:p>
          </table:table-cell>
          <table:table-cell table:formula="of:=[.E14]-[.D14]" office:value-type="float" office:value="17.0599999999999" calcext:value-type="float">
            <text:p>17.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4]" office:value-type="float" office:value="834.31" calcext:value-type="float">
            <text:p>834.31</text:p>
          </table:table-cell>
          <table:table-cell office:value-type="float" office:value="851.61" calcext:value-type="float">
            <text:p>851.61</text:p>
          </table:table-cell>
          <table:table-cell table:formula="of:=[.E15]-[.D15]" office:value-type="float" office:value="17.3000000000001" calcext:value-type="float">
            <text:p>17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5]" office:value-type="float" office:value="851.61" calcext:value-type="float">
            <text:p>851.61</text:p>
          </table:table-cell>
          <table:table-cell office:value-type="float" office:value="868.58" calcext:value-type="float">
            <text:p>868.58</text:p>
          </table:table-cell>
          <table:table-cell table:formula="of:=[.E16]-[.D16]" office:value-type="float" office:value="16.97" calcext:value-type="float">
            <text:p>16.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6]" office:value-type="float" office:value="868.58" calcext:value-type="float">
            <text:p>868.58</text:p>
          </table:table-cell>
          <table:table-cell office:value-type="float" office:value="885.88" calcext:value-type="float">
            <text:p>885.88</text:p>
          </table:table-cell>
          <table:table-cell table:formula="of:=[.E17]-[.D17]" office:value-type="float" office:value="17.3" calcext:value-type="float">
            <text:p>17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formula="of:=[.E17]" office:value-type="float" office:value="885.88" calcext:value-type="float">
            <text:p>885.88</text:p>
          </table:table-cell>
          <table:table-cell office:value-type="float" office:value="902.95" calcext:value-type="float">
            <text:p>902.95</text:p>
          </table:table-cell>
          <table:table-cell table:formula="of:=[.E18]-[.D18]" office:value-type="float" office:value="17.0700000000001" calcext:value-type="float">
            <text:p>17.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formula="of:=[.E18]" office:value-type="float" office:value="902.95" calcext:value-type="float">
            <text:p>902.95</text:p>
          </table:table-cell>
          <table:table-cell office:value-type="float" office:value="919.29" calcext:value-type="float">
            <text:p>919.29</text:p>
          </table:table-cell>
          <table:table-cell table:formula="of:=[.E19]-[.D19]" office:value-type="float" office:value="16.3399999999999" calcext:value-type="float">
            <text:p>16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fs_ls(“/”)</text:p>
          </table:table-cell>
          <table:table-cell table:formula="of:=[.E19]" office:value-type="float" office:value="919.29" calcext:value-type="float">
            <text:p>919.29</text:p>
          </table:table-cell>
          <table:table-cell office:value-type="float" office:value="923.15" calcext:value-type="float">
            <text:p>923.15</text:p>
          </table:table-cell>
          <table:table-cell table:formula="of:=[.E21]-[.D21]" office:value-type="float" office:value="3.86000000000001" calcext:value-type="float">
            <text:p>3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erifiction of Files:</text:p>
            <text:p>Per iteration:</text:p>
            <text:p>- 1 call to ubifs_ls</text:p>
            <text:p>- 10 calls to ubifs_read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3" table:formula="of:=[.E21]" office:value-type="float" office:value="923.15" calcext:value-type="float">
            <text:p>923.15</text:p>
          </table:table-cell>
          <table:table-cell table:style-name="ce3" office:value-type="float" office:value="933.8" calcext:value-type="float">
            <text:p>933.8</text:p>
          </table:table-cell>
          <table:table-cell table:formula="of:=[.E24]-[.D24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3" table:formula="of:=[.E24]" office:value-type="float" office:value="933.8" calcext:value-type="float">
            <text:p>933.8</text:p>
          </table:table-cell>
          <table:table-cell table:style-name="ce3" office:value-type="float" office:value="944.46" calcext:value-type="float">
            <text:p>944.46</text:p>
          </table:table-cell>
          <table:table-cell table:formula="of:=[.E25]-[.D25]" office:value-type="float" office:value="10.6600000000001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3" table:formula="of:=[.E25]" office:value-type="float" office:value="944.46" calcext:value-type="float">
            <text:p>944.46</text:p>
          </table:table-cell>
          <table:table-cell table:style-name="ce3" office:value-type="float" office:value="955.12" calcext:value-type="float">
            <text:p>955.12</text:p>
          </table:table-cell>
          <table:table-cell table:formula="of:=[.E26]-[.D26]" office:value-type="float" office:value="10.66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3" table:formula="of:=[.E26]" office:value-type="float" office:value="955.12" calcext:value-type="float">
            <text:p>955.12</text:p>
          </table:table-cell>
          <table:table-cell table:style-name="ce3" office:value-type="float" office:value="965.77" calcext:value-type="float">
            <text:p>965.77</text:p>
          </table:table-cell>
          <table:table-cell table:formula="of:=[.E27]-[.D27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3" table:formula="of:=[.E27]" office:value-type="float" office:value="965.77" calcext:value-type="float">
            <text:p>965.77</text:p>
          </table:table-cell>
          <table:table-cell table:style-name="ce3" office:value-type="float" office:value="976.43" calcext:value-type="float">
            <text:p>976.43</text:p>
          </table:table-cell>
          <table:table-cell table:formula="of:=[.E28]-[.D28]" office:value-type="float" office:value="10.66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3" table:formula="of:=[.E28]" office:value-type="float" office:value="976.43" calcext:value-type="float">
            <text:p>976.43</text:p>
          </table:table-cell>
          <table:table-cell table:style-name="ce3" office:value-type="float" office:value="987.09" calcext:value-type="float">
            <text:p>987.09</text:p>
          </table:table-cell>
          <table:table-cell table:formula="of:=[.E29]-[.D29]" office:value-type="float" office:value="10.6600000000001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3" table:formula="of:=[.E29]" office:value-type="float" office:value="987.09" calcext:value-type="float">
            <text:p>987.09</text:p>
          </table:table-cell>
          <table:table-cell table:style-name="ce3" office:value-type="float" office:value="997.74" calcext:value-type="float">
            <text:p>997.74</text:p>
          </table:table-cell>
          <table:table-cell table:formula="of:=[.E30]-[.D30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3" table:formula="of:=[.E30]" office:value-type="float" office:value="997.74" calcext:value-type="float">
            <text:p>997.74</text:p>
          </table:table-cell>
          <table:table-cell table:style-name="ce3" office:value-type="float" office:value="1008.4" calcext:value-type="float">
            <text:p>1008.4</text:p>
          </table:table-cell>
          <table:table-cell table:formula="of:=[.E31]-[.D31]" office:value-type="float" office:value="10.66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style-name="ce3" table:formula="of:=[.E31]" office:value-type="float" office:value="1008.4" calcext:value-type="float">
            <text:p>1008.4</text:p>
          </table:table-cell>
          <table:table-cell table:style-name="ce3" office:value-type="float" office:value="1019.05" calcext:value-type="float">
            <text:p>1019.05</text:p>
          </table:table-cell>
          <table:table-cell table:formula="of:=[.E32]-[.D32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style-name="ce3" table:formula="of:=[.E32]" office:value-type="float" office:value="1019.05" calcext:value-type="float">
            <text:p>1019.05</text:p>
          </table:table-cell>
          <table:table-cell table:style-name="ce9" office:value-type="string" calcext:value-type="string">
            <text:p>1.01 M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oot_ubifs_umount()</text:p>
          </table:table-cell>
          <table:table-cell table:style-name="ce9" table:formula="of:=[.E33]" office:value-type="string" office:string-value="1.01 MB" calcext:value-type="string">
            <text:p>1.01 MB</text:p>
          </table:table-cell>
          <table:table-cell table:style-name="ce10" office:value-type="float" office:value="497.44" calcext:value-type="float">
            <text:p>497.44</text:p>
          </table:table-cell>
          <table:table-cell table:style-name="Default"/>
          <table:table-cell/>
          <table:table-cell table:formula="of:=[.E35]-[.D7]" office:value-type="float" office:value="283.24" calcext:value-type="float">
            <text:p>283.24</text:p>
          </table:table-cell>
        </table:table-row>
      </table:table>
      <table:table table:name="Multiple Mount and Umount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12"/>
        <table:table-column table:style-name="co8" table:default-cell-style-name="ce8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7"/>
          <table:table-cell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number-columns-repeated="2" table:style-name="ce5" office:value-type="float" office:value="20.89" calcext:value-type="float">
            <text:p>20.8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ultiple mount/umount:</text:p>
          </table:table-cell>
          <table:table-cell table:style-name="ce8" office:value-type="string" calcext:value-type="string">
            <text:p>Before Mount (MB)</text:p>
          </table:table-cell>
          <table:table-cell office:value-type="string" calcext:value-type="string">
            <text:p>After UnMount (MB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 214.2 /1024" office:value-type="float" office:value="0.2091796875" calcext:value-type="float">
            <text:p>0.21</text:p>
          </table:table-cell>
          <table:table-cell table:style-name="ce12" table:formula="of:=497.45/1024" office:value-type="float" office:value="0.485791015625" calcext:value-type="float">
            <text:p>0.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0]" office:value-type="float" office:value="0.485791015625" calcext:value-type="float">
            <text:p>0.49</text:p>
          </table:table-cell>
          <table:table-cell table:style-name="ce12" table:formula="of:=780.69/1024" office:value-type="float" office:value="0.762392578125" calcext:value-type="float">
            <text:p>0.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1]" office:value-type="float" office:value="0.762392578125" calcext:value-type="float">
            <text:p>0.76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2]" office:value-type="float" office:value="1.04" calcext:value-type="float">
            <text:p>1.04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3]" office:value-type="float" office:value="1.32" calcext:value-type="float">
            <text:p>1.32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4]" office:value-type="float" office:value="1.59" calcext:value-type="float">
            <text:p>1.59</text:p>
          </table:table-cell>
          <table:table-cell office:value-type="float" office:value="1.87" calcext:value-type="float">
            <text:p>1.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5]" office:value-type="float" office:value="1.87" calcext:value-type="float">
            <text:p>1.87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6]" office:value-type="float" office:value="2.15" calcext:value-type="float">
            <text:p>2.15</text:p>
          </table:table-cell>
          <table:table-cell office:value-type="float" office:value="2.42" calcext:value-type="float">
            <text:p>2.42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Iteration #9</text:p>
          </table:table-cell>
          <table:table-cell table:style-name="ce13" table:formula="of:=[.E17]" office:value-type="float" office:value="2.42" calcext:value-type="float">
            <text:p>2.42</text:p>
          </table:table-cell>
          <table:table-cell table:style-name="ce14"/>
          <table:table-cell office:value-type="string" calcext:value-type="string">
            <text:p>Failed on Mount (“ <text:span text:style-name="T3">Error reading superblock on volume 'ubi0:fs' errno=-12!”)</text:span>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Iteration #10</text:p>
          </table:table-cell>
          <table:table-cell table:style-name="ce13" table:formula="of:=[.E18]" office:value-type="float" office:value="0" calcext:value-type="float">
            <text:p>0.00</text:p>
          </table:table-cell>
          <table:table-cell table:style-name="ce14"/>
          <table:table-cell office:value-type="string" calcext:value-type="string">
            <text:p>Failed on 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58:56.361752033</meta:creation-date>
    <dc:date>2019-04-25T15:21:53.735622949</dc:date>
    <meta:editing-duration>PT2H32M6S</meta:editing-duration>
    <meta:editing-cycles>6</meta:editing-cycles>
    <meta:generator>LibreOffice/6.0.7.3$Linux_X86_64 LibreOffice_project/00m0$Build-3</meta:generator>
    <meta:document-statistic meta:table-count="2" meta:cell-count="167" meta:object-count="0"/>
  </office:meta>
</office:document-meta>
</file>